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46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47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 style:list-style-name="L448">
      <style:text-properties style:font-name="Tahoma" fo:font-size="14pt" style:font-name-asian="Tahoma" style:font-size-asian="14pt" style:language-asian="ja" style:country-asian="JP" style:font-size-complex="14pt"/>
    </style:style>
    <style:style style:name="P466" style:family="paragraph" style:parent-style-name="Table_20_Contents" style:list-style-name="L449">
      <style:text-properties style:font-name="Tahoma" fo:font-size="14pt" style:font-name-asian="Tahoma" style:font-size-asian="14pt" style:language-asian="ja" style:country-asian="JP" style:font-size-complex="14pt"/>
    </style:style>
    <style:style style:name="P467" style:family="paragraph" style:parent-style-name="Table_20_Contents" style:list-style-name="L450">
      <style:text-properties style:font-name="Tahoma" fo:font-size="14pt" style:font-name-asian="Tahoma" style:font-size-asian="14pt" style:language-asian="ja" style:country-asian="JP" style:font-size-complex="14pt"/>
    </style:style>
    <style:style style:name="P468" style:family="paragraph" style:parent-style-name="Table_20_Contents" style:list-style-name="L451">
      <style:text-properties style:font-name="Tahoma" fo:font-size="14pt" style:font-name-asian="Tahoma" style:font-size-asian="14pt" style:language-asian="ja" style:country-asian="JP" style:font-size-complex="14pt"/>
    </style:style>
    <style:style style:name="P469" style:family="paragraph" style:parent-style-name="Table_20_Contents" style:list-style-name="L452">
      <style:text-properties style:font-name="Tahoma" fo:font-size="14pt" style:font-name-asian="Tahoma" style:font-size-asian="14pt" style:language-asian="ja" style:country-asian="JP" style:font-size-complex="14pt"/>
    </style:style>
    <style:style style:name="P470" style:family="paragraph" style:parent-style-name="Table_20_Contents" style:list-style-name="L453">
      <style:text-properties style:font-name="Tahoma" fo:font-size="14pt" style:font-name-asian="Tahoma" style:font-size-asian="14pt" style:language-asian="ja" style:country-asian="JP" style:font-size-complex="14pt"/>
    </style:style>
    <style:style style:name="P471" style:family="paragraph" style:parent-style-name="Table_20_Contents" style:list-style-name="L454">
      <style:text-properties style:font-name="Tahoma" fo:font-size="14pt" style:font-name-asian="Tahoma" style:font-size-asian="14pt" style:language-asian="ja" style:country-asian="JP" style:font-size-complex="14pt"/>
    </style:style>
    <style:style style:name="P472" style:family="paragraph" style:parent-style-name="Table_20_Contents" style:list-style-name="L455">
      <style:text-properties style:font-name="Tahoma" fo:font-size="14pt" style:font-name-asian="Tahoma" style:font-size-asian="14pt" style:language-asian="ja" style:country-asian="JP" style:font-size-complex="14pt"/>
    </style:style>
    <style:style style:name="P473" style:family="paragraph" style:parent-style-name="Table_20_Contents" style:list-style-name="L456">
      <style:text-properties style:font-name="Tahoma" fo:font-size="14pt" style:font-name-asian="Tahoma" style:font-size-asian="14pt" style:language-asian="ja" style:country-asian="JP" style:font-size-complex="14pt"/>
    </style:style>
    <style:style style:name="P474" style:family="paragraph" style:parent-style-name="Table_20_Contents" style:list-style-name="L457">
      <style:text-properties style:font-name="Tahoma" fo:font-size="14pt" style:font-name-asian="Tahoma" style:font-size-asian="14pt" style:language-asian="ja" style:country-asian="JP" style:font-size-complex="14pt"/>
    </style:style>
    <style:style style:name="P475" style:family="paragraph" style:parent-style-name="Table_20_Contents" style:list-style-name="L458">
      <style:text-properties style:font-name="Tahoma" fo:font-size="14pt" style:font-name-asian="Tahoma" style:font-size-asian="14pt" style:language-asian="ja" style:country-asian="JP" style:font-size-complex="14pt"/>
    </style:style>
    <style:style style:name="P476" style:family="paragraph" style:parent-style-name="Table_20_Contents" style:list-style-name="L459">
      <style:text-properties style:font-name="Tahoma" fo:font-size="14pt" style:font-name-asian="Tahoma" style:font-size-asian="14pt" style:language-asian="ja" style:country-asian="JP" style:font-size-complex="14pt"/>
    </style:style>
    <style:style style:name="P477" style:family="paragraph" style:parent-style-name="Table_20_Contents" style:list-style-name="L460">
      <style:text-properties style:font-name="Tahoma" fo:font-size="14pt" style:font-name-asian="Tahoma" style:font-size-asian="14pt" style:language-asian="ja" style:country-asian="JP" style:font-size-complex="14pt"/>
    </style:style>
    <style:style style:name="P478" style:family="paragraph" style:parent-style-name="Table_20_Contents" style:list-style-name="L461">
      <style:text-properties style:font-name="Tahoma" fo:font-size="14pt" style:font-name-asian="Tahoma" style:font-size-asian="14pt" style:language-asian="ja" style:country-asian="JP" style:font-size-complex="14pt"/>
    </style:style>
    <style:style style:name="P479" style:family="paragraph" style:parent-style-name="Table_20_Contents" style:list-style-name="L464">
      <style:text-properties style:font-name="Tahoma" fo:font-size="14pt" style:font-name-asian="Tahoma" style:font-size-asian="14pt" style:language-asian="ja" style:country-asian="JP" style:font-size-complex="14pt"/>
    </style:style>
    <style:style style:name="P480" style:family="paragraph" style:parent-style-name="Table_20_Contents" style:list-style-name="L465">
      <style:text-properties style:font-name="Tahoma" fo:font-size="14pt" style:font-name-asian="Tahoma" style:font-size-asian="14pt" style:language-asian="ja" style:country-asian="JP" style:font-size-complex="14pt"/>
    </style:style>
    <style:style style:name="P481" style:family="paragraph" style:parent-style-name="Table_20_Contents" style:list-style-name="L466">
      <style:text-properties style:font-name="Tahoma" fo:font-size="14pt" style:font-name-asian="Tahoma" style:font-size-asian="14pt" style:language-asian="ja" style:country-asian="JP" style:font-size-complex="14pt"/>
    </style:style>
    <style:style style:name="P482" style:family="paragraph" style:parent-style-name="Table_20_Contents" style:list-style-name="L467">
      <style:text-properties style:font-name="Tahoma" fo:font-size="14pt" style:font-name-asian="Tahoma" style:font-size-asian="14pt" style:language-asian="ja" style:country-asian="JP" style:font-size-complex="14pt"/>
    </style:style>
    <style:style style:name="P483" style:family="paragraph" style:parent-style-name="Table_20_Contents" style:list-style-name="L468">
      <style:text-properties style:font-name="Tahoma" fo:font-size="14pt" style:font-name-asian="Tahoma" style:font-size-asian="14pt" style:language-asian="ja" style:country-asian="JP" style:font-size-complex="14pt"/>
    </style:style>
    <style:style style:name="P484" style:family="paragraph" style:parent-style-name="Table_20_Contents" style:list-style-name="L469">
      <style:text-properties style:font-name="Tahoma" fo:font-size="14pt" style:font-name-asian="Tahoma" style:font-size-asian="14pt" style:language-asian="ja" style:country-asian="JP" style:font-size-complex="14pt"/>
    </style:style>
    <style:style style:name="P485" style:family="paragraph" style:parent-style-name="Table_20_Contents" style:list-style-name="L470">
      <style:text-properties style:font-name="Tahoma" fo:font-size="14pt" style:font-name-asian="Tahoma" style:font-size-asian="14pt" style:language-asian="ja" style:country-asian="JP" style:font-size-complex="14pt"/>
    </style:style>
    <style:style style:name="P486" style:family="paragraph" style:parent-style-name="Table_20_Contents" style:list-style-name="L471">
      <style:text-properties style:font-name="Tahoma" fo:font-size="14pt" style:font-name-asian="Tahoma" style:font-size-asian="14pt" style:language-asian="ja" style:country-asian="JP" style:font-size-complex="14pt"/>
    </style:style>
    <style:style style:name="P487" style:family="paragraph" style:parent-style-name="Table_20_Contents" style:list-style-name="L472">
      <style:text-properties style:font-name="Tahoma" fo:font-size="14pt" style:font-name-asian="Tahoma" style:font-size-asian="14pt" style:language-asian="ja" style:country-asian="JP" style:font-size-complex="14pt"/>
    </style:style>
    <style:style style:name="P488" style:family="paragraph" style:parent-style-name="Table_20_Contents" style:list-style-name="L473">
      <style:text-properties style:font-name="Tahoma" fo:font-size="14pt" style:font-name-asian="Tahoma" style:font-size-asian="14pt" style:language-asian="ja" style:country-asian="JP" style:font-size-complex="14pt"/>
    </style:style>
    <style:style style:name="P489" style:family="paragraph" style:parent-style-name="Table_20_Contents" style:list-style-name="L474">
      <style:text-properties style:font-name="Tahoma" fo:font-size="14pt" style:font-name-asian="Tahoma" style:font-size-asian="14pt" style:language-asian="ja" style:country-asian="JP" style:font-size-complex="14pt"/>
    </style:style>
    <style:style style:name="P490" style:family="paragraph" style:parent-style-name="Table_20_Contents" style:list-style-name="L475">
      <style:text-properties style:font-name="Tahoma" fo:font-size="14pt" style:font-name-asian="Tahoma" style:font-size-asian="14pt" style:language-asian="ja" style:country-asian="JP" style:font-size-complex="14pt"/>
    </style:style>
    <style:style style:name="P491" style:family="paragraph" style:parent-style-name="Table_20_Contents" style:list-style-name="L476">
      <style:text-properties style:font-name="Tahoma" fo:font-size="14pt" style:font-name-asian="Tahoma" style:font-size-asian="14pt" style:language-asian="ja" style:country-asian="JP" style:font-size-complex="14pt"/>
    </style:style>
    <style:style style:name="P492" style:family="paragraph" style:parent-style-name="Table_20_Contents" style:list-style-name="L477">
      <style:text-properties style:font-name="Tahoma" fo:font-size="14pt" style:font-name-asian="Tahoma" style:font-size-asian="14pt" style:language-asian="ja" style:country-asian="JP" style:font-size-complex="14pt"/>
    </style:style>
    <style:style style:name="P493" style:family="paragraph" style:parent-style-name="Table_20_Contents" style:list-style-name="L478">
      <style:text-properties style:font-name="Tahoma" fo:font-size="14pt" style:font-name-asian="Tahoma" style:font-size-asian="14pt" style:language-asian="ja" style:country-asian="JP" style:font-size-complex="14pt"/>
    </style:style>
    <style:style style:name="P494" style:family="paragraph" style:parent-style-name="Table_20_Contents" style:list-style-name="L479">
      <style:text-properties style:font-name="Tahoma" fo:font-size="14pt" style:font-name-asian="Tahoma" style:font-size-asian="14pt" style:language-asian="ja" style:country-asian="JP" style:font-size-complex="14pt"/>
    </style:style>
    <style:style style:name="P495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96" style:family="paragraph" style:parent-style-name="Table_20_Contents">
      <style:text-properties style:font-name="ＭＳ Ｐゴシック" style:font-name-asian="ＭＳ Ｐゴシック"/>
    </style:style>
    <style:style style:name="P49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98" style:family="paragraph" style:parent-style-name="Table_20_Contents">
      <style:text-properties fo:font-size="14pt" style:font-size-asian="14pt" style:font-size-complex="14pt"/>
    </style:style>
    <style:style style:name="P499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500" style:family="paragraph" style:parent-style-name="Standard" style:list-style-name="L463">
      <style:text-properties style:font-name="Arial" fo:font-size="13pt" style:font-name-asian="Arimo" style:font-size-asian="13pt" style:font-size-complex="13pt"/>
    </style:style>
    <style:style style:name="P501" style:family="paragraph" style:parent-style-name="Text_20_body" style:list-style-name="L463">
      <style:text-properties style:font-name="Arial" fo:font-size="13pt" style:font-name-asian="Arimo" style:font-size-asian="13pt" style:font-size-complex="13pt"/>
    </style:style>
    <style:style style:name="P502" style:family="paragraph" style:parent-style-name="Text_20_body">
      <style:text-properties style:font-name="ＭＳ Ｐゴシック" style:font-name-asian="ＭＳ Ｐゴシック"/>
    </style:style>
    <style:style style:name="P503" style:family="paragraph" style:parent-style-name="Text_20_body" style:list-style-name="L46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50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50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50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0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0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5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740307740148221134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2966624464305442754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8598958607244569548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6136285728381092130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6688135046042073210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3089893953976569377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8209346665229006640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5480653501655452287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4107670511300504557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634504964451948325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8109919741299369448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743832571808739128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375984108013345440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5805553718609869423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3818248843235755229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8313131901443712339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2644813529199648412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686787114621451439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2192867697412808730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681009814291903103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5265729488090654536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7546236761715059709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3221503091008885793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8825987829817463736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3388251240468445385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3064840790170961006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018407320503362119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9097899358375043026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4373322788611450929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746114063756777203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851986672756125041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9014634315964902249" text:style-name="L32">
              <text:list-item>
                <text:p text:style-name="P49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6491556506908545455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3003464004726821830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4761270112237321106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077977119909487243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4297311056600762280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480145498702778179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7398906766119049431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680662752048916252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267942101611751081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4620782769673994234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119491624813903295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1924523337897761192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778062114248273083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8847155025340498451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7298337591018289163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5613700583808865345" text:style-name="L48">
              <text:list-item>
                <text:p text:style-name="P65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3052759515838239045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7242128686329323634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385446988969997382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4376485424016298943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6278782044890457396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2691477289955520445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8914445373984134277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2749580030009200956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3338717705547995713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8370035999527935630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146901769845797121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238351864763293646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8004489131474457174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575732834607929476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1465792960404133805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4779837696711576809" text:style-name="L64">
              <text:list-item>
                <text:p text:style-name="P81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61297752945978338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981446691157677212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8933895466441808304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847410729132150551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2020352127937602408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3716519620942257740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661107461883641244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8951239957338927479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5030142103458516647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241954362291543120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833030272360052467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32078562214401827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4548441497995983251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2060152605114151252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71633240576081115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7582791994753165027" text:style-name="L80">
              <text:list-item>
                <text:p text:style-name="P97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535619977575334561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5143712342178088089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318226737958557729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1852767192712649912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4348356412349476347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1887071968778576064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5517876378674645384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4530730604102002981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4306674783225433137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1580303740039624285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3693565811351534578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287552885410364955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7748106785789807687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8436909898695382461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512485369291825908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8616712236992067322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4724925116147219902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6295900594804248159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7729156627206052027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4105700072892721728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1378237006346726535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5662607022242792272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9160822508402946270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4385173160899494613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553308467469786744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8560973580035051340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8665448718891334759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405267444175529540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3397493927829894638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7187161073602878848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14253849447537038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2493238802269749546" text:style-name="L112">
              <text:list-item>
                <text:p text:style-name="P129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49</dc:date><text:p text:style-name="P509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1901169814930273544" text:style-name="L113">
              <text:list-item>
                <text:p text:style-name="P130">開始　：　9:15 경.</text:p>
              </text:list-item>
              <text:list-item>
                <text:p text:style-name="P130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6747685323205965549" text:style-name="L114">
              <text:list-item>
                <text:p text:style-name="P131">“KYOEI FUJITA”</text:p>
              </text:list-item>
              <text:list-item>
                <text:p text:style-name="P131">3 명. 한 사람은 일본인. / 타설 후반엔 베트남인 두 사람.</text:p>
              </text:list-item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292080359527796709" text:style-name="L115">
              <text:list-item>
                <text:p text:style-name="P132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7840968364631485214" text:style-name="L116">
              <text:list-item>
                <text:p text:style-name="P133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558891177616204695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2072718160036445655" text:style-name="L118">
              <text:list-item>
                <text:p text:style-name="P135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3703807572052618826" text:style-name="L119">
              <text:list-item>
                <text:p text:style-name="P136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6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8860477942402047612" text:style-name="L120">
              <text:list-item>
                <text:p text:style-name="P137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7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5678659331912505238" text:style-name="L121">
              <text:list-item>
                <text:p text:style-name="P138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8463486919765627821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338813739961922489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6499721158282937661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5632904347428837229" text:style-name="L125">
              <text:list-item>
                <text:p text:style-name="P142">현장 앞에 돗자리. 조깅하는 사람들, 때때로.</text:p>
              </text:list-item>
              <text:list-item>
                <text:p text:style-name="P142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2654894995487713328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3837615654565597154" text:style-name="L127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6331256590796704884" text:style-name="L128">
              <text:list-item>
                <text:p text:style-name="P145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2596626012776319040" text:style-name="L129">
              <text:list-item>
                <text:p text:style-name="P146">開始 <text:s/>：　9시 지날 경.</text:p>
              </text:list-item>
              <text:list-item>
                <text:p text:style-name="P146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787022751666173915" text:style-name="L130">
              <text:list-item>
                <text:p text:style-name="P147">두 사람. 모두 고령 분.</text:p>
              </text:list-item>
              <text:list-item>
                <text:p text:style-name="P147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047505689431722482" text:style-name="L131">
              <text:list-item>
                <text:p text:style-name="P148">한 사람을 제외해 다른 사람들은 모두 고령자 (라고 보였다.). </text:p>
              </text:list-item>
              <text:list-item>
                <text:p text:style-name="P148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48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2893330766925319661" text:style-name="L132">
              <text:list-item>
                <text:p text:style-name="P149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1220584893259843858" text:style-name="L133">
              <text:list-item>
                <text:p text:style-name="P150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6155520436429831312" text:style-name="L134">
              <text:list-item>
                <text:p text:style-name="P151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4276126425107952847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301799394780930376" text:style-name="L136">
              <text:list-item>
                <text:p text:style-name="P153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2596240696799066754" text:style-name="L137">
              <text:list-item>
                <text:p text:style-name="P154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2595320954457728072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8196140872733574192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7479685203318111340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278145542420298644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1334075002120786283" text:style-name="L142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7943845257707305210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8830361334185643189" text:style-name="L144">
              <text:list-item>
                <text:p text:style-name="P161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5988714297498007608" text:style-name="L145">
              <text:list-item>
                <text:p text:style-name="P162">開始 <text:s/>9 시 무렵 일까. 아침례 후, 곧이 아니.</text:p>
              </text:list-item>
              <text:list-item>
                <text:p text:style-name="P162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2006243877362428384" text:style-name="L146">
              <text:list-item>
                <text:p text:style-name="P163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5400618407343571214" text:style-name="L147">
              <text:list-item>
                <text:p text:style-name="P164">노란색 헬멧.</text:p>
              </text:list-item>
              <text:list-item>
                <text:p text:style-name="P164">직장 분 일까. 몸집. 콧수염. 안경을 쓰고 있었는지.</text:p>
                <text:list>
                  <text:list-item>
                    <text:p text:style-name="P164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897197382959353198" text:style-name="L148">
              <text:list-item>
                <text:p text:style-name="P165">흰 처럼 색의 옷, 입고 있다.</text:p>
              </text:list-item>
              <text:list-item>
                <text:p text:style-name="P165">여름철의 에어컨 옷 일까.</text:p>
              </text:list-item>
              <text:list-item>
                <text:p text:style-name="P165">백발, 약간 있음. 뚱뚱한다.</text:p>
              </text:list-item>
              <text:list-item>
                <text:p text:style-name="P165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7302313877898679751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1764317856641027512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7343524517507206958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4045351595434900449" text:style-name="L152">
              <text:list-item>
                <text:p text:style-name="P169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3547594047700455669" text:style-name="L153">
              <text:list-item>
                <text:p text:style-name="P170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1822338744270481958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7346137417100698718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730278352712604205" text:style-name="L156">
              <text:list-item>
                <text:p text:style-name="P173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031733704422643417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4487699226046203921" text:style-name="L158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019288086694754214" text:style-name="L159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3992424780585773273" text:style-name="L160">
              <text:list-item>
                <text:p text:style-name="P177">펌프차. 그의 팔. 팔 팁에 공기 튜브가 붙져있다.</text:p>
              </text:list-item>
              <text:list-item>
                <text:p text:style-name="P177">여기에 부딪치면, 튜브가 분리될 가능성. 그러자, 튜브 자체가 날아, 자신의 눈 등에 부딪힐 가능성. </text:p>
              </text:list-item>
              <text:list-item>
                <text:p text:style-name="P177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5636311583054886812" text:style-name="L161">
              <text:list-item>
                <text:p text:style-name="P178">開始　9시 정도에는 시작하고 있었는가.</text:p>
              </text:list-item>
              <text:list-item>
                <text:p text:style-name="P178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5142849451054237162" text:style-name="L162">
              <text:list-item>
                <text:p text:style-name="P179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4030759036479987912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5738027270445157975" text:style-name="L164">
              <text:list-item>
                <text:p text:style-name="P181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2174160045776248771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8658252507193210572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1687171212413060346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74473888643080027" text:style-name="L168">
              <text:list-item>
                <text:p text:style-name="P185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6597462882379283296" text:style-name="L169">
              <text:list-item>
                <text:p text:style-name="P186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385352009939378892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3490708531666331282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2236575902189624152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7998176265818437376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3086209460637636629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1465029890399454440" text:style-name="L175">
              <text:list-item>
                <text:p text:style-name="P192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3506364793319890354" text:style-name="L176">
              <text:list-item>
                <text:p text:style-name="P193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5455880360632757454" text:style-name="L177">
              <text:list-item>
                <text:p text:style-name="P194">開始　：　１０時過ぎ</text:p>
              </text:list-item>
              <text:list-item>
                <text:p text:style-name="P194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4001031298978145987" text:style-name="L178">
              <text:list-item>
                <text:p text:style-name="P195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8312710196862248616" text:style-name="L179">
              <text:list-item>
                <text:p text:style-name="P196">バイブの人。私の担当。６０過ぎか。老人の風貌。小柄。１６０少しか。（P1）</text:p>
              </text:list-item>
              <text:list-item>
                <text:p text:style-name="P196">もうひとり、１７５近くか。痩せている。職長さんか。（P2）</text:p>
              </text:list-item>
              <text:list-item>
                <text:p text:style-name="P196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5532261929528383022" text:style-name="L180">
              <text:list-item>
                <text:p text:style-name="P197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755211298755933496" text:style-name="L181">
              <text:list-item>
                <text:p text:style-name="P198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8632582532149426375" text:style-name="L182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6991546211892522182" text:style-name="L183">
              <text:list-item>
                <text:p text:style-name="P20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8673883058732312373" text:style-name="L184">
              <text:list-item>
                <text:p text:style-name="P201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5906786830502420299" text:style-name="L185">
              <text:list-item>
                <text:p text:style-name="P202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990879144313213325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3637422987604418172" text:style-name="L187">
              <text:list-item>
                <text:p text:style-name="P204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5364733741690499534" text:style-name="L188">
              <text:list-item>
                <text:p text:style-name="P20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2877222963207815874" text:style-name="L189">
              <text:list-item>
                <text:p text:style-name="P206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2747018409438071995" text:style-name="L190">
              <text:list-item>
                <text:p text:style-name="P207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7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7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7417594278472020188" text:style-name="L191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8542597472149002202" text:style-name="L192">
              <text:list-item>
                <text:p text:style-name="P209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3470072345456518628" text:style-name="L193">
              <text:list-item>
                <text:p text:style-name="P210">開始</text:p>
              </text:list-item>
              <text:list-item>
                <text:p text:style-name="P210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6643349331560799133" text:style-name="L194">
              <text:list-item>
                <text:p text:style-name="P211">マルエス「工業」だったか。「マルエス」は、確か。カタカナ。</text:p>
              </text:list-item>
              <text:list-item>
                <text:p text:style-name="P211">2명. 모두 일본인. &lt;1&gt; 직장은 50대 겅도 일까. &lt;2&gt; 호스 담당자는 30대 중반 정도. 햇볕에 탄 얼굴.</text:p>
              </text:list-item>
              <text:list-item>
                <text:p text:style-name="P211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6965422155321552391" text:style-name="L195">
              <text:list-item>
                <text:p text:style-name="P212">바이브 담당분, 2 명. &lt;1&gt; 내가 담당했던 분은 직장 일까.</text:p>
              </text:list-item>
              <text:list-item>
                <text:p text:style-name="P212">마지막, 갈아입을 끝마치고, 건물의 옆을 통할 때, 다른 한 토공분이 그 곳에서 있다.</text:p>
              </text:list-item>
              <text:list-item>
                <text:p text:style-name="P212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6778703568105591332" text:style-name="L196">
              <text:list-item>
                <text:p text:style-name="P213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4503051474421172556" text:style-name="L197">
              <text:list-item>
                <text:p text:style-name="P214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3312701399643345408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766295552548046813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1369135625008887726" text:style-name="L200">
              <text:list-item>
                <text:p text:style-name="P217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146889021294934007" text:style-name="L201">
              <text:list-item>
                <text:p text:style-name="P218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820749359608028730" text:style-name="L202">
              <text:list-item>
                <text:p text:style-name="P219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5227345882637918275" text:style-name="L203">
              <text:list-item>
                <text:p text:style-name="P220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7927865151602513565" text:style-name="L204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3708894065790284911" text:style-name="L205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2335038795985848506" text:style-name="L206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5432472242895236045" text:style-name="L207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4742301386539877334" text:style-name="L208">
              <text:list-item>
                <text:p text:style-name="P225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2606398151398105786" text:style-name="L209">
              <text:list-item>
                <text:p text:style-name="P226">開始　9 시경.</text:p>
              </text:list-item>
              <text:list-item>
                <text:p text:style-name="P226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7568286589713833189" text:style-name="L210">
              <text:list-item>
                <text:p text:style-name="P227">(1) 2 며. 한 사람, 직장. 일본인. 다른 하나 분은 베트남인 일까.</text:p>
              </text:list-item>
              <text:list-item>
                <text:p text:style-name="P227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8054690630290484690" text:style-name="L211">
              <text:list-item>
                <text:p text:style-name="P228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3786454550063655549" text:style-name="L212">
              <text:list-item>
                <text:p text:style-name="P229">(1) 72 세. 자신이 말했다. 173 정도. &lt;1&gt; 말하는 모양, 표정. 치매증이 들어 있는 것일까라고 생각하고 있었다. </text:p>
              </text:list-item>
              <text:list-item>
                <text:p text:style-name="P229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7969970849258953382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6894836671541676606" text:style-name="L214">
              <text:list-item>
                <text:p text:style-name="P231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2264203041909010365" text:style-name="L215">
              <text:list-item>
                <text:p text:style-name="P232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49254624107980162" text:style-name="L216">
              <text:list-item>
                <text:p text:style-name="P233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8829296720848320766" text:style-name="L217">
              <text:list-item>
                <text:p text:style-name="P23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8863594523875139327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6154171500206346217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6768166963723643879" text:style-name="L220">
              <text:list-item>
                <text:p text:style-name="P237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2493090756390509134" text:style-name="L221">
              <text:list-item>
                <text:p text:style-name="P238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38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3831604878549052828" text:style-name="L222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5589262357424562098" text:style-name="L223">
              <text:list-item>
                <text:p text:style-name="P240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8376249240521995012" text:style-name="L224">
              <text:list-item>
                <text:p text:style-name="P241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5171665940931332267" text:style-name="L225">
              <text:list-item>
                <text:p text:style-name="P242">開始 <text:s text:c="6"/>　9시 경.</text:p>
              </text:list-item>
              <text:list-item>
                <text:p text:style-name="P242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487532429623658968" text:style-name="L226">
              <text:list-item>
                <text:p text:style-name="P243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3">다른 하나 젊은 사람에도 꾸중을 받고 있다.</text:p>
              </text:list-item>
              <text:list-item>
                <text:p text:style-name="P243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702541974504310848" text:style-name="L227">
              <text:list-item>
                <text:p text:style-name="P244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5273104778145770265" text:style-name="L228">
              <text:list-item>
                <text:p text:style-name="P245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6159704887498853622" text:style-name="L229">
              <text:list-item>
                <text:p text:style-name="P246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1993332193462695054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1332398223604703428" text:style-name="L231">
              <text:list-item>
                <text:p text:style-name="P248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2714434667003094400" text:style-name="L232">
              <text:list-item>
                <text:p text:style-name="P249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8095875613675661230" text:style-name="L233">
              <text:list-item>
                <text:p text:style-name="P250">野口씨. 담배를 피운다. 담배의 상표는 `BOHEM` 와 같은 명칭. 한국의 담배.</text:p>
              </text:list-item>
              <text:list-item>
                <text:p text:style-name="P250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707019460382264709" text:style-name="L234">
              <text:list-item>
                <text:p text:style-name="P251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379688810243702454" text:style-name="L235">
              <text:list-item>
                <text:p text:style-name="P252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6887522724389424368" text:style-name="L236">
              <text:list-item>
                <text:p text:style-name="P25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3069866306538647342" text:style-name="L237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8411046664740895918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7350194997197646778" text:style-name="L239">
              <text:list-item>
                <text:p text:style-name="P256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2592292376625728301" text:style-name="L240">
              <text:list-item>
                <text:p text:style-name="P257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7001279864969925104" text:style-name="L241">
              <text:list-item>
                <text:p text:style-name="P258">開始　：　9시 지났을 경</text:p>
              </text:list-item>
              <text:list-item>
                <text:p text:style-name="P258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9019985262049478634" text:style-name="L242">
              <text:list-item>
                <text:p text:style-name="P259">OZAWA GROUP</text:p>
              </text:list-item>
              <text:list-item>
                <text:p text:style-name="P259">2 명. 모두 일본사람. &lt;1&gt; 작장인 듯한 사람. 목도리를 헬멧에 씌우고 있었다.</text:p>
              </text:list-item>
              <text:list-item>
                <text:p text:style-name="P259">다른 사람은 약간 작은 몸집. &lt;1&gt; 할복은 좋다.</text:p>
              </text:list-item>
              <text:list-item>
                <text:p text:style-name="P259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8786322625680436324" text:style-name="L243">
              <text:list-item>
                <text:p text:style-name="P260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0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8669509170117061265" text:style-name="L244">
              <text:list-item>
                <text:p text:style-name="P261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6949523049898647467" text:style-name="L245">
              <text:list-item>
                <text:p text:style-name="P262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4400310826361146134" text:style-name="L246">
              <text:list-item>
                <text:p text:style-name="P263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9100978150120365974" text:style-name="L247">
              <text:list-item>
                <text:p text:style-name="P264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4369446367957612296" text:style-name="L248">
              <text:list-item>
                <text:p text:style-name="P265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1417108013137238345" text:style-name="L249">
              <text:list-item>
                <text:p text:style-name="P266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8584487376627318172" text:style-name="L250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6667202098485964781" text:style-name="L251">
              <text:list-item>
                <text:p text:style-name="P268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4728776108559929999" text:style-name="L252">
              <text:list-item>
                <text:p text:style-name="P269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7233145464468474149" text:style-name="L253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4683271247006805779" text:style-name="L254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8225080639137376219" text:style-name="L255">
              <text:list-item>
                <text:p text:style-name="P272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4926722665813653123" text:style-name="L256">
              <text:list-item>
                <text:p text:style-name="P273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2559729372987675796" text:style-name="L257">
              <text:list-item>
                <text:p text:style-name="P274">開始　９：１５？</text:p>
              </text:list-item>
              <text:list-item>
                <text:p text:style-name="P274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2039926168105980216" text:style-name="L258">
              <text:list-item>
                <text:p text:style-name="P275">FUJITA</text:p>
              </text:list-item>
              <text:list-item>
                <text:p text:style-name="P275">3명. 모두 일본인.</text:p>
              </text:list-item>
              <text:list-item>
                <text:p text:style-name="P275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5">직장분일까, 아침엔 펌프차를 운전하고 있었다. &lt;1&gt; 연배(年配)의 사람. 165 정도. &lt;2&gt; 햇볕에 타고 있다.</text:p>
              </text:list-item>
              <text:list-item>
                <text:p text:style-name="P275">종반, 이 직장이 호스를 담당하고있다. 내뿜기(吹き出し)의 밑동아리(付け根)를 타설. </text:p>
              </text:list-item>
              <text:list-item>
                <text:p text:style-name="P275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3749970433857742129" text:style-name="L259">
              <text:list-item>
                <text:p text:style-name="P276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7112624403191394587" text:style-name="L260">
              <text:list-item>
                <text:p text:style-name="P277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5212200214280336165" text:style-name="L261">
              <text:list-item>
                <text:p text:style-name="P278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1381596665573649448" text:style-name="L262">
              <text:list-item>
                <text:p text:style-name="P279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7962407556104687313" text:style-name="L263">
              <text:list-item>
                <text:p text:style-name="P280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934530579063863122" text:style-name="L264">
              <text:list-item>
                <text:p text:style-name="P281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9133828932715609824" text:style-name="L265">
              <text:list-item>
                <text:p text:style-name="P282">아침엔 2 명. 오후 경에서 인가, 직장 듯한 사람은 보이지 않고 있다.</text:p>
              </text:list-item>
              <text:list-item>
                <text:p text:style-name="P282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2921695591654942147" text:style-name="L266">
              <text:list-item>
                <text:p text:style-name="P283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5360372988915947266" text:style-name="L267">
              <text:list-item>
                <text:p text:style-name="P284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4016705110306237398" text:style-name="L268">
              <text:list-item>
                <text:p text:style-name="P28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4586154397587966019" text:style-name="L269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4832283348053244611" text:style-name="L270">
              <text:list-item>
                <text:p text:style-name="P287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4922205970814798182" text:style-name="L271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1482834878904188151" text:style-name="L272">
              <text:list-item>
                <text:p text:style-name="P289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5872760265053283070" text:style-name="L273">
              <text:list-item>
                <text:p text:style-name="P290">開始 <text:s text:c="2"/>9시 경.</text:p>
              </text:list-item>
              <text:list-item>
                <text:p text:style-name="P290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6442573781091130652" text:style-name="L274">
              <text:list-item>
                <text:p text:style-name="P291">2 명. &lt;1&gt; 컨트롤러를 조작하고 있던 사람. 선글라스를 하고있었다.</text:p>
              </text:list-item>
              <text:list-item>
                <text:p text:style-name="P291">호스를 다루고 있던 사람. 직장님 일까. &lt;1&gt; 미간[眉間에 세로의 주름[シワ이 한 개 들어있다.</text:p>
              </text:list-item>
              <text:list-item>
                <text:p text:style-name="P291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4774147525851980283" text:style-name="L275">
              <text:list-item>
                <text:p text:style-name="P292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2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7935090411959192823" text:style-name="L276">
              <text:list-item>
                <text:p text:style-name="P293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7635513548829109522" text:style-name="L277">
              <text:list-item>
                <text:p text:style-name="P294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3080753376263294804" text:style-name="L278">
              <text:list-item>
                <text:p text:style-name="P295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3375631198473951851" text:style-name="L279">
              <text:list-item>
                <text:p text:style-name="P296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3312206254679225358" text:style-name="L280">
              <text:list-item>
                <text:p text:style-name="P297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7877343505603907526" text:style-name="L281">
              <text:list-item>
                <text:p text:style-name="P298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8650421571594532614" text:style-name="L282">
              <text:list-item>
                <text:p text:style-name="P299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3816311480012865731" text:style-name="L283">
              <text:list-item>
                <text:p text:style-name="P300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7853329881842627785" text:style-name="L284">
              <text:list-item>
                <text:p text:style-name="P301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1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1040323630280718105" text:style-name="L285">
              <text:list-item>
                <text:p text:style-name="P302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2406666727820042059" text:style-name="L286">
              <text:list-item>
                <text:p text:style-name="P303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7522874094864334841" text:style-name="L287">
              <text:list-item>
                <text:p text:style-name="P304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6009383749555436902" text:style-name="L288">
              <text:list-item>
                <text:p text:style-name="P305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5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4548431731328872396" text:style-name="L289">
              <text:list-item>
                <text:p text:style-name="P306">開始　：　9시 경</text:p>
              </text:list-item>
              <text:list-item>
                <text:p text:style-name="P306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2117643752574750906" text:style-name="L290">
              <text:list-item>
                <text:p text:style-name="P307">日本開発工業（차 프런트에 일장기를 붙이고 있다. 차체의 색은 황색.）</text:p>
              </text:list-item>
              <text:list-item>
                <text:p text:style-name="P307">3 명. 모구 일본사람. &lt;1&gt; 호스 입을 담당했던 사람. 작은 몸집. 햇볕에 타고 있다.</text:p>
              </text:list-item>
              <text:list-item>
                <text:p text:style-name="P307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4503843674819584664" text:style-name="L291">
              <text:list-item>
                <text:p text:style-name="P308">바이브 2 명. &lt;1&gt; 내가 담당했던 사람. 젊은 사람. 얼굴이 하얀 피부.</text:p>
              </text:list-item>
              <text:list-item>
                <text:p text:style-name="P308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180909254199300748" text:style-name="L292">
              <text:list-item>
                <text:p text:style-name="P309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6219109409232587136" text:style-name="L293">
              <text:list-item>
                <text:p text:style-name="P310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7017456662689632883" text:style-name="L294">
              <text:list-item>
                <text:p text:style-name="P311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1796342660242542300" text:style-name="L295">
              <text:list-item>
                <text:p text:style-name="P312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8915201807434039540" text:style-name="L296">
              <text:list-item>
                <text:p text:style-name="P313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1104187043887066983" text:style-name="L297">
              <text:list-item>
                <text:p text:style-name="P314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7098886168856295791" text:style-name="L298">
              <text:list-item>
                <text:p text:style-name="P315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6618992887030153373" text:style-name="L299">
              <text:list-item>
                <text:p text:style-name="P31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4913803433989501068" text:style-name="L300">
              <text:list-item>
                <text:p text:style-name="P317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7036725386494070327" text:style-name="L301">
              <text:list-item>
                <text:p text:style-name="P318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3807555861628326182" text:style-name="L302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5694453715485548639" text:style-name="L303">
              <text:list-item>
                <text:p text:style-name="P320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025552735851292313" text:style-name="L304">
              <text:list-item>
                <text:p text:style-name="P321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4056795309603649493" text:style-name="L305">
              <text:list-item>
                <text:p text:style-name="P322">開始　　　：　９：４０경　[비가 서서히 약해진다라는 예보가 나오료 있었기 때문.]</text:p>
              </text:list-item>
              <text:list-item>
                <text:p text:style-name="P322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3991070751618656851" text:style-name="L306">
              <text:list-item>
                <text:p text:style-name="P323">회사명칭 → [グリーンケミカル]. </text:p>
              </text:list-item>
              <text:list-item>
                <text:p text:style-name="P323">3명. &lt;1&gt; 한 사람은 베트남인. 젊은 사람. </text:p>
              </text:list-item>
              <text:list-item>
                <text:p text:style-name="P323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3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3">&lt;1&gt; 내가 그에게 [3번, 3번!]라고 소리를 건다(懸ける). &lt;2&gt; 그는 3번의 로프를 움겨 쥔다.</text:p>
              </text:list-item>
              <text:list-item>
                <text:p text:style-name="P323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2051324351879646104" text:style-name="L307">
              <text:list-item>
                <text:p text:style-name="P324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8722565358566727632" text:style-name="L308">
              <text:list-item>
                <text:p text:style-name="P325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6621113863636403477" text:style-name="L309">
              <text:list-item>
                <text:p text:style-name="P326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5764686971150112421" text:style-name="L310">
              <text:list-item>
                <text:p text:style-name="P327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2628623506498422282" text:style-name="L311">
              <text:list-item>
                <text:p text:style-name="P328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4134955708231575720" text:style-name="L312">
              <text:list-item>
                <text:p text:style-name="P329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7502842558329023996" text:style-name="L313">
              <text:list-item>
                <text:p text:style-name="P330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5500669062171693417" text:style-name="L314">
              <text:list-item>
                <text:p text:style-name="P331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8566518008595596734" text:style-name="L315">
              <text:list-item>
                <text:p text:style-name="P332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5389317330037156794" text:style-name="L316">
              <text:list-item>
                <text:p text:style-name="P333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2707299910988341849" text:style-name="L317">
              <text:list-item>
                <text:p text:style-name="P334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1732536143020888329" text:style-name="L318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2124903910437965650" text:style-name="L319">
              <text:list-item>
                <text:p text:style-name="P336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5066679257836993703" text:style-name="L320">
              <text:list-item>
                <text:p text:style-name="P337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29824054" text:continue-list="list2644813529199648412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1799720524320726311" text:style-name="L321">
              <text:list-item>
                <text:p text:style-name="P338">３人。すべて、日本人。職長さん、６０ぐらいか。日に焼けている。</text:p>
              </text:list-item>
              <text:list-item>
                <text:p text:style-name="P338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38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38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38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38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7441228214244049423" text:style-name="L322">
              <text:list-item>
                <text:p text:style-name="P339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2953594399986028785" text:style-name="L323">
              <text:list-item>
                <text:p text:style-name="P340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3356066206287674313" text:style-name="L324">
              <text:list-item>
                <text:p text:style-name="P341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8143071706679526238" text:style-name="L325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2379201531680893608" text:style-name="L326">
              <text:list-item>
                <text:p text:style-name="P343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1183949025891393334" text:style-name="L327">
              <text:list-item>
                <text:p text:style-name="P344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6337766855555665770" text:style-name="L328">
              <text:list-item>
                <text:p text:style-name="P34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2065733083935431648" text:style-name="L329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5891822170979374554" text:style-name="L330">
              <text:list-item>
                <text:p text:style-name="P347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4528594834377951794" text:style-name="L331">
              <text:list-item>
                <text:p text:style-name="P34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7307427157112976555" text:style-name="L332">
              <text:list-item>
                <text:p text:style-name="P349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8399532980707571997" text:style-name="L333">
              <text:list-item>
                <text:p text:style-name="P350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3580391800015769769" text:style-name="L334">
              <text:list-item>
                <text:p text:style-name="P351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8217867729755307945" text:style-name="L335">
              <text:list-item>
                <text:p text:style-name="P352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8052233152920628501" text:style-name="L336">
              <text:list-item>
                <text:p text:style-name="P353">開始　：　１０時近く</text:p>
              </text:list-item>
              <text:list-item>
                <text:p text:style-name="P353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1409984641391602802" text:style-name="L337">
              <text:list-item>
                <text:p text:style-name="P354">[〇〇クリート]。カタカナ。</text:p>
              </text:list-item>
              <text:list-item>
                <text:p text:style-name="P354">３人。一人は、ベトナム人。和解。３０半ばぐらいか。</text:p>
              </text:list-item>
              <text:list-item>
                <text:p text:style-name="P354">職長（P2）。小柄。１６５ぐらい。３人目。日本人（P3）。３２歳だとのこと。タニモトさんによると。</text:p>
              </text:list-item>
              <text:list-item>
                <text:p text:style-name="P354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299100898758013626" text:style-name="L338">
              <text:list-item>
                <text:p text:style-name="P355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8631769698112871038" text:style-name="L339">
              <text:list-item>
                <text:p text:style-name="P356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6">アトランタ五輪。有森選手。[自分を褒めてあげたい]が、心に刺さった。とのこと。</text:p>
              </text:list-item>
              <text:list-item>
                <text:p text:style-name="P356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2396988816736585293" text:style-name="L340">
              <text:list-item>
                <text:p text:style-name="P357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278789490892526374" text:style-name="L341">
              <text:list-item>
                <text:p text:style-name="P358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7780111597085728845" text:style-name="L342">
              <text:list-item>
                <text:p text:style-name="P359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8243483399067559831" text:style-name="L343">
              <text:list-item>
                <text:p text:style-name="P360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5131555733523167896" text:style-name="L344">
              <text:list-item>
                <text:p text:style-name="P361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4995478859710403427" text:style-name="L345">
              <text:list-item>
                <text:p text:style-name="P362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5271430984578429971" text:style-name="L346">
              <text:list-item>
                <text:p text:style-name="P363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3630907031870095340" text:style-name="L347">
              <text:list-item>
                <text:p text:style-name="P364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32728490706916138" text:style-name="L348">
              <text:list-item>
                <text:p text:style-name="P365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2855620308536619720" text:style-name="L349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5176337728447988370" text:style-name="L350">
              <text:list-item>
                <text:p text:style-name="P367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7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8409435459937215637" text:style-name="L351">
              <text:list-item>
                <text:p text:style-name="P368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8861813461606066999" text:style-name="L352">
              <text:list-item>
                <text:p text:style-name="P369">開始　：　９時半過ぎか。</text:p>
              </text:list-item>
              <text:list-item>
                <text:p text:style-name="P369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17715135152912721" text:style-name="L353">
              <text:list-item>
                <text:p text:style-name="P370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4996999560622684991" text:style-name="L354">
              <text:list-item>
                <text:p text:style-name="P371">会社名。憶えておらず。</text:p>
              </text:list-item>
              <text:list-item>
                <text:p text:style-name="P371">親方さんは、背の高い人か。１７５ぐらい。痩せている。他の同僚の人たちへの口調、きつい。</text:p>
              </text:list-item>
              <text:list-item>
                <text:p text:style-name="P371">バイブ担当、3名。上記の親方さんらしき人も、細長いバイブを使用。</text:p>
              </text:list-item>
              <text:list-item>
                <text:p text:style-name="P371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1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5168610041476201995" text:style-name="L355">
              <text:list-item>
                <text:p text:style-name="P372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6386548513943540775" text:style-name="L356">
              <text:list-item>
                <text:p text:style-name="P373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5526126959186599444" text:style-name="L357">
              <text:list-item>
                <text:p text:style-name="P374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3614503869636608675" text:style-name="L358">
              <text:list-item>
                <text:p text:style-name="P375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6489149491139994949" text:style-name="L359">
              <text:list-item>
                <text:p text:style-name="P376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6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4568919350954636795" text:style-name="L360">
              <text:list-item>
                <text:p text:style-name="P377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3097157461209628405" text:style-name="L361">
              <text:list-item>
                <text:p text:style-name="P378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176383448289454303" text:style-name="L362">
              <text:list-item>
                <text:p text:style-name="P379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9193705243269154413" text:style-name="L363">
              <text:list-item>
                <text:p text:style-name="P38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6972080416299157439" text:style-name="L364">
              <text:list-item>
                <text:p text:style-name="P381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6681688085096793935" text:style-name="L365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6727421790662214000" text:style-name="L366">
              <text:list-item>
                <text:p text:style-name="P383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4840262563746038813" text:style-name="L367">
              <text:list-item>
                <text:p text:style-name="P384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247701105653595193" text:style-name="L368">
              <text:list-item>
                <text:p text:style-name="P385">開始　：　９時すぎか。わりと、早かった印象。</text:p>
              </text:list-item>
              <text:list-item>
                <text:p text:style-name="P385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132975152875624184" text:style-name="L369">
              <text:list-item>
                <text:p text:style-name="P386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6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6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7053463273512865768" text:style-name="L370">
              <text:list-item>
                <text:p text:style-name="P387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7">バイブ担当の人。２人。私の担当した人。スイッチを入れる、切る、を、声を出して、指示してくれる。</text:p>
              </text:list-item>
              <text:list-item>
                <text:p text:style-name="P387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7446677560294980966" text:style-name="L371">
              <text:list-item>
                <text:p text:style-name="P388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3090922467463410806" text:style-name="L372">
              <text:list-item>
                <text:p text:style-name="P389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7694454907224941646" text:style-name="L373">
              <text:list-item>
                <text:p text:style-name="P390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5439435538090187168" text:style-name="L374">
              <text:list-item>
                <text:p text:style-name="P391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3666799643424493106" text:style-name="L375">
              <text:list-item>
                <text:p text:style-name="P392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6660183938690964158" text:style-name="L376">
              <text:list-item>
                <text:p text:style-name="P393">朝、電話に出てくれたのは、若い声の人。[このあと行くんで、]とのこと。</text:p>
              </text:list-item>
              <text:list-item>
                <text:p text:style-name="P393">現場に来ていたのは、エンドウさん。３２歳以上。派遣で働いているとのこと。所長は、氏よりも年下。</text:p>
              </text:list-item>
              <text:list-item>
                <text:p text:style-name="P393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2878228185158992839" text:style-name="L377">
              <text:list-item>
                <text:p text:style-name="P394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4500575504143997893" text:style-name="L378">
              <text:list-item>
                <text:p text:style-name="P395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1975019389803795020" text:style-name="L379">
              <text:list-item>
                <text:p text:style-name="P396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2522543763016552040" text:style-name="L380">
              <text:list-item>
                <text:p text:style-name="P397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2067248513124511460" text:style-name="L381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4464288038588588302" text:style-name="L382">
              <text:list-item>
                <text:p text:style-name="P399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2017522987716334759" text:style-name="L383">
              <text:list-item>
                <text:p text:style-name="P400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/>
      <text:p text:style-name="P2">---------------------------------------------------------------</text:p>
      <text:p text:style-name="P4">[XXX] 20220620_091316</text:p>
      <text:p text:style-name="P13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7115337058285334457" text:style-name="L384">
              <text:list-item>
                <text:p text:style-name="P401">開始　：　９時ぐらいか</text:p>
              </text:list-item>
              <text:list-item>
                <text:p text:style-name="P401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5690971936594583082" text:style-name="L385">
              <text:list-item>
                <text:p text:style-name="P402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2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64</dc:date><text:p text:style-name="P509"><text:span text:style-name="T6">[</text:span><text:span text:style-name="T6">機械</text:span><text:span text:style-name="T6">]</text:span><text:span text:style-name="T6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771688454958728193" text:style-name="L386">
              <text:list-item>
                <text:p text:style-name="P403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6687191051780579343" text:style-name="L387">
              <text:list-item>
                <text:p text:style-name="P404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868989198148508442" text:style-name="L388">
              <text:list-item>
                <text:p text:style-name="P405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8817687804456397287" text:style-name="L389">
              <text:list-item>
                <text:p text:style-name="P406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1326259161026949909" text:style-name="L390">
              <text:list-item>
                <text:p text:style-name="P407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8670691472473841337" text:style-name="L391">
              <text:list-item>
                <text:p text:style-name="P408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494718697004935745" text:style-name="L392">
              <text:list-item>
                <text:p text:style-name="P409">指示書にあった人（P1）。朝礼では、挨拶を担当。所長さんか。サインをしてくれたのは、若い人（P2）。</text:p>
              </text:list-item>
              <text:list-item>
                <text:p text:style-name="P409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7603916519395421966" text:style-name="L393">
              <text:list-item>
                <text:p text:style-name="P410">カノウさん。北千住営業所。４３歳か、朝の、設備の会社の、作業表に、名前を記入してあるのを見たら。</text:p>
              </text:list-item>
              <text:list-item>
                <text:p text:style-name="P410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3165310704260901792" text:style-name="L394">
              <text:list-item>
                <text:p text:style-name="P411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571617309115421875" text:style-name="L395">
              <text:list-item>
                <text:p text:style-name="P412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1283845488415485358" text:style-name="L396">
              <text:list-item>
                <text:p text:style-name="P413">隣接して、団地が続いている。</text:p>
              </text:list-item>
              <text:list-item>
                <text:p text:style-name="P413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6908059161907789972" text:style-name="L397">
              <text:list-item>
                <text:p text:style-name="P414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8079997727399837735" text:style-name="L398">
              <text:list-item>
                <text:p text:style-name="P415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3530986061205056267" text:style-name="L399">
              <text:list-item>
                <text:p text:style-name="P416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3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3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1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1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1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4465038484528524245" text:style-name="L400">
              <text:list-item>
                <text:p text:style-name="P417">開始　：　９時すぎか</text:p>
              </text:list-item>
              <text:list-item>
                <text:p text:style-name="P417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7836160054742719517" text:style-name="L401">
              <text:list-item>
                <text:p text:style-name="P418">FUJITA。２名。３人いてもいい、と感じた。</text:p>
              </text:list-item>
              <text:list-item>
                <text:p text:style-name="P418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18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1394832223445172423" text:style-name="L402">
              <text:list-item>
                <text:p text:style-name="P419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8330619704213519523" text:style-name="L403">
              <text:list-item>
                <text:p text:style-name="P420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0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4397962631969242580" text:style-name="L404">
              <text:list-item>
                <text:p text:style-name="P421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3643684520619924531" text:style-name="L405">
              <text:list-item>
                <text:p text:style-name="P422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784200587064549414" text:style-name="L406">
              <text:list-item>
                <text:p text:style-name="P423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1000583119096866798" text:style-name="L407">
              <text:list-item>
                <text:p text:style-name="P424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7858152599132646073" text:style-name="L408">
              <text:list-item>
                <text:p text:style-name="P425">朝、連絡した人。[ああ、東和ね？]との返事。３０半ばか。若い声。</text:p>
              </text:list-item>
              <text:list-item>
                <text:p text:style-name="P425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3926501530499303971" text:style-name="L409">
              <text:list-item>
                <text:p text:style-name="P426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7406336190575319311" text:style-name="L410">
              <text:list-item>
                <text:p text:style-name="P427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7536022490549104620" text:style-name="L411">
              <text:list-item>
                <text:p text:style-name="P428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6291404448232037192" text:style-name="L412">
              <text:list-item>
                <text:p text:style-name="P429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8147333513767527876" text:style-name="L413">
              <text:list-item>
                <text:p text:style-name="P430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1006977261715007121" text:style-name="L414">
              <text:list-item>
                <text:p text:style-name="P431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3676582182285291277" text:style-name="L415">
              <text:list-item>
                <text:p text:style-name="P432"/>
              </text:list-item>
            </text:list>
          </table:table-cell>
        </table:table-row>
      </table:table>
      <text:p text:style-name="P13"><text:soft-page-break/></text:p>
      <text:p text:style-name="P4">[/ XXXX] 20220626_102510</text:p>
      <text:p text:style-name="P5"/>
      <text:p text:style-name="P5"/>
      <text:p text:style-name="P7"/>
      <text:p text:style-name="P5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7</text:span><text:span text:style-name="T5">/1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1">四谷プロジェクト</text:p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1">晴れ。雲、ほぼ、なし。午後、２時すぎか、ちらほら、薄い雲。</text:p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1">四ツ谷駅</text:p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5373989612145370285" text:style-name="L416">
              <text:list-item>
                <text:p text:style-name="P433">開始</text:p>
              </text:list-item>
              <text:list-item>
                <text:p text:style-name="P433">詰所到着　：　１６：３０ぐらいか。１６時は、回っている。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352375759475635307" text:style-name="L417">
              <text:list-item>
                <text:p text:style-name="P434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6064579236988547121" text:style-name="L418">
              <text:list-item>
                <text:p text:style-name="P435">バイブ２人。柱の時も、２人だったか。私の担当した人、４０ぐらいか。背が高い。顔立ちが、はっきりした作り。阿部寛のような輪郭。</text:p>
              </text:list-item>
              <text:list-item>
                <text:p text:style-name="P435">もうひとり。職長さんか。６０ぐらいか。顔に、シワ多し。メガネ、あり。スラブ担当の監督さんに、始終、説教を告げている。最後、１時間ぐらいか、私は、私が受け持っていたバイブ、この人が担当する。</text:p>
                <text:list>
                  <text:list-item>
                    <text:p text:style-name="P435">最後、もう上がっていいよ、と言ってくれる。</text:p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5984609247692017748" text:style-name="L419">
              <text:list-item>
                <text:p text:style-name="P436">設備の相番。東和から。３０半ばか。若い。メガネ、あり。丸っこい輪郭。フード付きの、空調服。藤沢営業所に登録。</text:p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8157648310719612100" text:style-name="L420">
              <text:list-item>
                <text:p text:style-name="P437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4172622102158179635" text:style-name="L421">
              <text:list-item>
                <text:p text:style-name="P438"/>
              </text:list-item>
            </text:list>
          </table:table-cell>
        </table:table-row>
        <text:soft-page-break/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8550840781693002459" text:style-name="L422">
              <text:list-item>
                <text:p text:style-name="P439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5647107227772418145" text:style-name="L423">
              <text:list-item>
                <text:p text:style-name="P440">スラブ担当、２人。上役の人（P1）は、３０後半ぐらいか。始まりの頃、コードを配線している。送風機のために。続けて、送風機を、２台ぐらいか、置く。</text:p>
              </text:list-item>
              <text:list-item>
                <text:p text:style-name="P440">もうひとりの監督さん（P2）。２０後半ぐらいか。見た目、若い。P1の人、P2の人に、たびたび、怒鳴り声をあげる。呼び捨て。送風機設置の時、お前もやれよ！と、叱責してい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6985402053853848918" text:style-name="L424">
              <text:list-item>
                <text:p text:style-name="P441">菅谷さん。職方の人。休憩時、躯体の犬走りの場所で、顔を合わせる。どう？といったことを、聞いてくれたか。身体が、こちらを向いてくれている。意識を、こちらに向けてくれている、と言おうか。</text:p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287416701632778753" text:style-name="L425">
              <text:list-item>
                <text:p text:style-name="P442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8140901806861936784" text:style-name="L426">
              <text:list-item>
                <text:p text:style-name="P443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4769596343574529908" text:style-name="L427">
              <text:list-item>
                <text:p text:style-name="P444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2624830042006156371" text:style-name="L428">
              <text:list-item>
                <text:p text:style-name="P445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5467644582949052103" text:style-name="L429">
              <text:list-item>
                <text:p text:style-name="P446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310115234197265181" text:style-name="L430">
              <text:list-item>
                <text:p text:style-name="P447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8415362514884063098" text:style-name="L431">
              <text:list-item>
                <text:p text:style-name="P448">弁当箱。今回は、大きめの型だった。移動させるとき、ややもすると、ぎっくりをやってしまう。まず、身体の姿勢を作ってから、持ち上げの動作を始める。</text:p>
              </text:list-item>
              <text:list-item>
                <text:p text:style-name="P448">要点は、姿勢について、重心を、より、身体の芯に、近いところに取る。</text:p>
              </text:list-item>
            </text:list>
          </table:table-cell>
        </table:table-row>
      </table:table>
      <text:p text:style-name="P13"/>
      <text:p text:style-name="P4">[/ XXXX] 20220703_093623</text:p>
      <text:p text:style-name="P5"/>
      <text:p text:style-name="P5"/>
      <text:p text:style-name="P7"><text:soft-page-break/></text:p>
      <text:p text:style-name="P5"/>
      <text:p text:style-name="P2">---------------------------------------------------------------</text:p>
      <text:p text:style-name="P4">[XXX] 20220713_012752</text:p>
      <text:p text:style-name="P13">myself / towa diary / XXX</text:p>
      <text:p text:style-name="P3"><text:span text:style-name="T3">作業日：7</text:span><text:span text:style-name="T5">/9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8">1</text:p>
          </table:table-cell>
          <table:table-cell table:style-name="表31.B1" office:value-type="string">
            <text:p text:style-name="P8">現場</text:p>
          </table:table-cell>
          <table:table-cell table:style-name="表31.C1" office:value-type="string">
            <text:p text:style-name="P11">中延プロジェクト</text:p>
          </table:table-cell>
        </table:table-row>
        <table:table-row>
          <table:table-cell table:style-name="表31.A2" office:value-type="float" office:value="2">
            <text:p text:style-name="P8">2</text:p>
          </table:table-cell>
          <table:table-cell table:style-name="表31.B2" office:value-type="string">
            <text:p text:style-name="P8">天気</text:p>
          </table:table-cell>
          <table:table-cell table:style-name="表31.C2" office:value-type="string">
            <text:p text:style-name="P11">晴れ。雲、あり。昼過ぎ、一度、直射、照る。</text:p>
          </table:table-cell>
        </table:table-row>
        <table:table-row>
          <table:table-cell table:style-name="表31.A2" office:value-type="float" office:value="3">
            <text:p text:style-name="P8">3</text:p>
          </table:table-cell>
          <table:table-cell table:style-name="表31.B2" office:value-type="string">
            <text:p text:style-name="P8">最寄り</text:p>
          </table:table-cell>
          <table:table-cell table:style-name="表31.C2" office:value-type="string">
            <text:p text:style-name="P11">中延駅</text:p>
          </table:table-cell>
        </table:table-row>
        <table:table-row>
          <table:table-cell table:style-name="表31.B2" office:value-type="string">
            <text:p text:style-name="P8">3-2</text:p>
            <text:p text:style-name="P8"/>
          </table:table-cell>
          <table:table-cell table:style-name="表31.B2" office:value-type="string">
            <text:p text:style-name="P9">開始／終了時刻</text:p>
          </table:table-cell>
          <table:table-cell table:style-name="表31.C2" office:value-type="string">
            <text:list xml:id="list8003245108756871526" text:style-name="L464">
              <text:list-item>
                <text:p text:style-name="P479">開始　：　９：１５ぐらいか</text:p>
              </text:list-item>
              <text:list-item>
                <text:p text:style-name="P479">詰所到着　：　１６：３０？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8">4</text:p>
          </table:table-cell>
          <table:table-cell table:style-name="表31.B2" office:value-type="string">
            <text:p text:style-name="P8">他職：ポンプ</text:p>
          </table:table-cell>
          <table:table-cell table:style-name="表31.C2" office:value-type="string">
            <text:list xml:id="list8931388823622646293" text:style-name="L432">
              <text:list-item>
                <text:p text:style-name="P449">マルエス興業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8">5</text:p>
          </table:table-cell>
          <table:table-cell table:style-name="表31.B2" office:value-type="string">
            <text:p text:style-name="P8">他職：土工さん</text:p>
          </table:table-cell>
          <table:table-cell table:style-name="表31.C2" office:value-type="string">
            <text:list xml:id="list1989031282216920360" text:style-name="L433">
              <text:list-item>
                <text:p text:style-name="P450">鳶の人達と、同じ会社か。</text:p>
              </text:list-item>
              <text:list-item>
                <text:p text:style-name="P450">バイブ、２人。前半、親方さんと、もう一人は、若い人。３０前半か。私は、親方さんのバイブを担当。</text:p>
              </text:list-item>
              <text:list-item>
                <text:p text:style-name="P450">後半。親方さんが、交代。オレンジ色の長靴の人。６０過ぎているか。年配の顔立ち。１６５ぐらい。小柄。</text:p>
              </text:list-item>
            </text:list>
          </table:table-cell>
        </table:table-row>
        <table:table-row>
          <table:table-cell table:style-name="表31.A2" office:value-type="float" office:value="6">
            <text:p text:style-name="P8">6</text:p>
          </table:table-cell>
          <table:table-cell table:style-name="表31.B2" office:value-type="string">
            <text:p text:style-name="P8">他職：電気屋さんの相番の人</text:p>
          </table:table-cell>
          <table:table-cell table:style-name="表31.C2" office:value-type="string">
            <text:list xml:id="list2487964049913175037" text:style-name="L434">
              <text:list-item>
                <text:p text:style-name="P451">本職の人か。１７５ぐらい。痩せている。結婚指輪、あり。朝、電話している。自分の勤める会社の人か、取引相手の人か。社会人風の（勤め人風の、と言おうか）、受け答え。</text:p>
              </text:list-item>
            </text:list>
          </table:table-cell>
        </table:table-row>
        <table:table-row>
          <table:table-cell table:style-name="表31.B2" office:value-type="string">
            <text:p text:style-name="P8">6--2</text:p>
          </table:table-cell>
          <table:table-cell table:style-name="表31.B2" office:value-type="string">
            <text:p text:style-name="P8">他職：<text:span text:style-name="T2">警備</text:span></text:p>
          </table:table-cell>
          <table:table-cell table:style-name="表31.C2" office:value-type="string">
            <text:list xml:id="list5589707690849112848" text:style-name="L435">
              <text:list-item>
                <text:p text:style-name="P452">３人。頭の人、朝、６時半ぐらい。もう来ている。１７５弱。４０代、行っているか。３０後半か。痩せ気味。日に焼けている。誘導。声が大きい。[右側をお通りくださーい]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土間屋さん</text:span></text:p>
          </table:table-cell>
          <table:table-cell table:style-name="表31.C2" office:value-type="string">
            <text:list xml:id="list5483215291272701189" text:style-name="L436">
              <text:list-item>
                <text:p text:style-name="P453">１人か。５０代後半。あるいは、６０代。ガタイがいい。１７０弱か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大工さん</text:span></text:p>
          </table:table-cell>
          <table:table-cell table:style-name="表31.C2" office:value-type="string">
            <text:list xml:id="list6997148540170390368" text:style-name="L437">
              <text:list-item>
                <text:p text:style-name="P454">打設中、型枠を作成している。ダメ穴の四方に嵌めるもの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8">7</text:p>
          </table:table-cell>
          <table:table-cell table:style-name="表31.B2" office:value-type="string">
            <text:p text:style-name="P8">監督さん</text:p>
          </table:table-cell>
          <table:table-cell table:style-name="表31.C2" office:value-type="string">
            <text:list xml:id="list1083564229624620331" text:style-name="L438">
              <text:list-item>
                <text:p text:style-name="P455">３人。スラブ担当は、２人。一人は、３０前後か。１６５少し。あまり喋らず。最後、追加を１台。鳶の頭の人に、[月曜でいいだろう！]、と言われる。苦笑いを薄く見<text:soft-page-break/>せる。</text:p>
              </text:list-item>
              <text:list-item>
                <text:p text:style-name="P455">もう一人の人。４０後半、あるいは５０行ってるか。顔の輪郭、縦長。梁用の、コンクリ止めのための、仕切り細工。傍らで、作っている。</text:p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8">8</text:p>
          </table:table-cell>
          <table:table-cell table:style-name="表31.B2" office:value-type="string">
            <text:p text:style-name="P8">発注者の方</text:p>
          </table:table-cell>
          <table:table-cell table:style-name="表31.C2" office:value-type="string">
            <text:list xml:id="list8221437422781687682" text:style-name="L439">
              <text:list-item>
                <text:p text:style-name="P456">朝、電話に出てくれる。その日は、ホクシンの人は誰も行かない。熱中症、気をつけてくれ。</text:p>
              </text:list-item>
              <text:list-item>
                <text:p text:style-name="P456">終了時、電話に出ず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東和からの同僚</text:p>
          </table:table-cell>
          <table:table-cell table:style-name="表31.C2" office:value-type="string">
            <text:list xml:id="list1125965948435352328" text:style-name="L440">
              <text:list-item>
                <text:p text:style-name="P457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8">9</text:p>
          </table:table-cell>
          <table:table-cell table:style-name="表31.B2" office:value-type="string">
            <text:p text:style-name="P8">現場見取り図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A2" office:value-type="float" office:value="10">
            <text:p text:style-name="P8">10</text:p>
          </table:table-cell>
          <table:table-cell table:style-name="表31.B2" office:value-type="string">
            <text:p text:style-name="P9">段取り</text:p>
          </table:table-cell>
          <table:table-cell table:style-name="表31.C2" office:value-type="string">
            <text:list xml:id="list4705850696712377335" text:style-name="L441">
              <text:list-item>
                <text:p text:style-name="P458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行き帰りでの出来事、見聞</text:p>
          </table:table-cell>
          <table:table-cell table:style-name="表31.C2" office:value-type="string">
            <text:list xml:id="list2447244006116304742" text:style-name="L442">
              <text:list-item>
                <text:p text:style-name="P459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周囲の事物</text:p>
          </table:table-cell>
          <table:table-cell table:style-name="表31.C2" office:value-type="string">
            <text:list xml:id="list3614825062909040394" text:style-name="L443">
              <text:list-item>
                <text:p text:style-name="P460"/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8">11</text:p>
          </table:table-cell>
          <table:table-cell table:style-name="表31.B2" office:value-type="string">
            <text:p text:style-name="P9">その他</text:p>
          </table:table-cell>
          <table:table-cell table:style-name="表31.C2" office:value-type="string">
            <text:list xml:id="list3118503264006250393" text:style-name="L444">
              <text:list-item>
                <text:p text:style-name="P461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8">12</text:p>
          </table:table-cell>
          <table:table-cell table:style-name="表31.B2" office:value-type="string">
            <text:p text:style-name="P9">やってもらったこと</text:p>
          </table:table-cell>
          <table:table-cell table:style-name="表31.C2" office:value-type="string">
            <text:list xml:id="list6518659797564220935" text:style-name="L445">
              <text:list-item>
                <text:p text:style-name="P462">土工の親方さん。初盤、私がバイブを担当した人。最後、追加待ち。トイレに行く。戻って、打設点の近くで、ウンザリな気分で立つ。すると、私に手で合図を送る。もう上がっていい、との意味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危険予知、危険感知</text:p>
          </table:table-cell>
          <table:table-cell table:style-name="表31.C2" office:value-type="string">
            <text:list xml:id="list5899247886076791733" text:style-name="L446">
              <text:list-item>
                <text:p text:style-name="P463">差し金。に、足を引っ掛けて、転倒。ありうる。しそうになったこと、幾度か、記憶にある。</text:p>
              </text:list-item>
              <text:list-item>
                <text:p text:style-name="P463">（対策）下見の際に、開口部、端部の位置、を知る。に、加えて、差し金の有無、位置。も、知る。</text:p>
              </text:list-item>
            </text:list>
          </table:table-cell>
        </table:table-row>
      </table:table>
      <text:p text:style-name="P13"/>
      <text:p text:style-name="P4">[/ XXXX] 20220713_095316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11"/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29806655" text:continue-list="list29824054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7465819578168466485" text:style-name="L465">
              <text:list-item>
                <text:p text:style-name="P480"/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1142634921840990288" text:style-name="L466">
              <text:list-item>
                <text:p text:style-name="P48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4985950920029792921" text:style-name="L467">
              <text:list-item>
                <text:p text:style-name="P482"/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2">警備</text:span></text:p>
          </table:table-cell>
          <table:table-cell table:style-name="表32.C2" office:value-type="string">
            <text:list xml:id="list6029001567048174848" text:style-name="L468">
              <text:list-item>
                <text:p text:style-name="P483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土間屋さん</text:span></text:p>
          </table:table-cell>
          <table:table-cell table:style-name="表32.C2" office:value-type="string">
            <text:list xml:id="list1481731384519270826" text:style-name="L469">
              <text:list-item>
                <text:p text:style-name="P484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大工さん</text:span></text:p>
          </table:table-cell>
          <table:table-cell table:style-name="表32.C2" office:value-type="string">
            <text:list xml:id="list7435216852056139091" text:style-name="L470">
              <text:list-item>
                <text:p text:style-name="P485"/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3605288977401479518" text:style-name="L471">
              <text:list-item>
                <text:p text:style-name="P48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の方</text:p>
          </table:table-cell>
          <table:table-cell table:style-name="表32.C2" office:value-type="string">
            <text:list xml:id="list1175899678295934869" text:style-name="L472">
              <text:list-item>
                <text:p text:style-name="P487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らの同僚</text:p>
          </table:table-cell>
          <table:table-cell table:style-name="表32.C2" office:value-type="string">
            <text:list xml:id="list4237527712869419979" text:style-name="L473">
              <text:list-item>
                <text:p text:style-name="P48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5738178735443320046" text:style-name="L474">
              <text:list-item>
                <text:p text:style-name="P489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2890497045613374082" text:style-name="L475">
              <text:list-item>
                <text:p text:style-name="P490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1295860107265105813" text:style-name="L476">
              <text:list-item>
                <text:p text:style-name="P491"/>
              </text:list-item>
            </text:list>
          </table:table-cell>
        </table:table-row>
        <text:soft-page-break/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7290776074732979895" text:style-name="L477">
              <text:list-item>
                <text:p text:style-name="P49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2973187124337743689" text:style-name="L478">
              <text:list-item>
                <text:p text:style-name="P493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2381381873059175110" text:style-name="L479">
              <text:list-item>
                <text:p text:style-name="P494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29816889" text:continue-list="list2980665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3886338392792395616" text:style-name="L447">
              <text:list-item>
                <text:p text:style-name="P46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5125329627546796254" text:style-name="L448">
              <text:list-item>
                <text:p text:style-name="P46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240387445310861031" text:style-name="L449">
              <text:list-item>
                <text:p text:style-name="P46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oft-page-break/><text:span text:style-name="T2">警備</text:span></text:p>
          </table:table-cell>
          <table:table-cell table:style-name="表13.C2" office:value-type="string">
            <text:list xml:id="list6783493209882359742" text:style-name="L450">
              <text:list-item>
                <text:p text:style-name="P46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7269540840862141056" text:style-name="L451">
              <text:list-item>
                <text:p text:style-name="P46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7129063217734519846" text:style-name="L452">
              <text:list-item>
                <text:p text:style-name="P46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066126686003516107" text:style-name="L453">
              <text:list-item>
                <text:p text:style-name="P47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2548282126673074273" text:style-name="L454">
              <text:list-item>
                <text:p text:style-name="P47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615937403762793604" text:style-name="L455">
              <text:list-item>
                <text:p text:style-name="P47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182685534526964004" text:style-name="L456">
              <text:list-item>
                <text:p text:style-name="P47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240766340766089133" text:style-name="L457">
              <text:list-item>
                <text:p text:style-name="P47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7173149774372123564" text:style-name="L458">
              <text:list-item>
                <text:p text:style-name="P47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274770598822314581" text:style-name="L459">
              <text:list-item>
                <text:p text:style-name="P47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840030090620951786" text:style-name="L460">
              <text:list-item>
                <text:p text:style-name="P47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4361458719513962147" text:style-name="L461">
              <text:list-item>
                <text:p text:style-name="P478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3197890420604187811" text:style-name="L462">
        <text:list-item>
          <text:p text:style-name="P503"><text:soft-page-break/>start apps</text:p>
          <text:list>
            <text:list-item>
              <text:p text:style-name="P503">doc (this)</text:p>
            </text:list-item>
            <text:list-item>
              <text:p text:style-name="P503">folder : C:\WORKS_2\WS\WS_Others.miscs\misc_files</text:p>
            </text:list-item>
            <text:list-item>
              <text:p text:style-name="P503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29825900" text:continue-numbering="true" text:style-name="L462">
        <text:list-item>
          <text:list>
            <text:list-item>
              <text:p text:style-name="P503"/>
              <text:list>
                <text:list-item>
                  <text:p text:style-name="P503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8716105838906626805" text:style-name="L463">
        <text:list-item>
          <text:p text:style-name="P501">close</text:p>
          <text:list>
            <text:list-item>
              <text:p text:style-name="P501">image file</text:p>
            </text:list-item>
            <text:list-item>
              <text:p text:style-name="P501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29824544" text:continue-numbering="true" text:style-name="L463">
        <text:list-item>
          <text:list>
            <text:list-item>
              <text:p text:style-name="P501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501">folder : C:\WORKS_2\WS\WS_Others.miscs\misc_files</text:p>
            </text:list-item>
            <text:list-item>
              <text:p text:style-name="P501">this</text:p>
            </text:list-item>
          </text:list>
        </text:list-item>
        <text:list-item>
          <text:p text:style-name="P501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batch\end_diary_towa.bat</text:p>
          </table:table-cell>
        </table:table-row>
        <table:table-row>
          <table:table-cell table:style-name="表276.A3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ext:soft-page-break/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29825257" text:continue-numbering="true" text:style-name="L463">
        <text:list-item>
          <text:p text:style-name="P500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7-13T09:57:55.61</dc:date>
    <dc:creator>iwabuchi ken</dc:creator>
    <meta:editing-duration>P3DT12M56S</meta:editing-duration>
    <meta:editing-cycles>426</meta:editing-cycles>
    <meta:generator>OpenOffice/4.1.3$Win32 OpenOffice.org_project/413m1$Build-9783</meta:generator>
    <meta:document-statistic meta:table-count="33" meta:image-count="0" meta:object-count="0" meta:page-count="55" meta:paragraph-count="1646" meta:word-count="20962" meta:character-count="29947"/>
  </office:meta>
</office:document-meta>
</file>